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a4f08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5e382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a9995"/>
    </style:style>
    <style:style style:name="T17" style:family="text">
      <style:text-properties officeooo:rsid="001cad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Inserimento </text:span><text:span text:style-name="T1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5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6268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5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18">L'utente seleziona la fuzion<text:span text:style-name="T16">alità</text:span> AttivitàOdierna</text:p>
              </text:list-item>
              <text:list-item>
                <text:p text:style-name="P20"><text:span text:style-name="T8">Il sistema </text:span><text:span text:style-name="T7">mostra </text:span><text:span text:style-name="T8"><text:s/></text:span><text:span text:style-name="T9">una finestra da compilare</text:span></text:p>
              </text:list-item>
              <text:list-item>
                <text:p text:style-name="P15">L'utente <text:span text:style-name="T15">clicca sui bambini assenti quel giorno, inserisce una descrizione dell'attività svolta e la categoria di appartenenza</text:span></text:p>
              </text:list-item>
              <text:list-item>
                <text:p text:style-name="P16">L'utente sottomette <text:span text:style-name="T15">l'attività</text:span></text:p>
              </text:list-item>
              <text:list-item>
                <text:p text:style-name="P19">Il sistema memorizza <text:span text:style-name="T15">l'attività odiern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successo e </text:span><text:span text:style-name="T1"><text:s/></text:span><text:span text:style-name="T13">mostra all’uten</text:span><text:span text:style-name="T15">te l'attività appena inserita</text:span><text:span text:style-name="T13"> (</text:span><text:span text:style-name="T3">include </text:span><text:span text:style-name="T5">Visualizza </text:span><text:span text:style-name="T6">Storico</text:span><text:span text:style-name="T4"> Registro</text:span><text:span text:style-name="T7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8474369" text:style-name="L1">
              <text:list-item>
                <text:p text:style-name="P11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4">UC_H_</text:span><text:span text:style-name="T15">55</text:span><text:span text:style-name="T14">_</text:span><text:span text:style-name="T17">educatore_</text:span><text:span text:style-name="T14">inserimento_</text:span><text:span text:style-name="T15">attività_registro</text:span><text:span text:style-name="T14">: </text:span><text:span text:style-name="T12">Inserimento </text:span><text:span text:style-name="T1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1</meta:editing-cycles>
    <meta:generator>LibreOffice/3.6$Windows_x86 LibreOffice_project/da8c1e6-fd468f4-454e206-f42a4a9-143cfd</meta:generator>
    <dc:date>2012-10-26T18:33:26.64</dc:date>
    <meta:document-statistic meta:table-count="1" meta:image-count="0" meta:object-count="0" meta:page-count="1" meta:paragraph-count="23" meta:word-count="135" meta:character-count="983" meta:non-whitespace-character-count="875"/>
  </office:meta>
</office:document-meta>
</file>